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6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7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9">
          <table:help-message table:title="Required Sprint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6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7" table:style-name="ce29">
            <text:p>Joseph Brewster</text:p>
          </table:table-cell>
          <table:covered-table-cell table:number-columns-repeated="4"/>
          <table:table-cell office:value-type="string" table:content-validation-name="val4" table:style-name="ce7">
            <text:p>JB</text:p>
          </table:table-cell>
          <table:table-cell office:value-type="float" office:value="1001049436" table:content-validation-name="val5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7" table:style-name="ce29">
            <text:p>Emily Knowles</text:p>
          </table:table-cell>
          <table:covered-table-cell table:number-columns-repeated="4"/>
          <table:table-cell office:value-type="string" table:content-validation-name="val4" table:style-name="ce7">
            <text:p>EK</text:p>
          </table:table-cell>
          <table:table-cell office:value-type="float" office:value="1001250974" table:content-validation-name="val5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7" table:style-name="ce30"/>
          <table:covered-table-cell table:number-columns-repeated="4"/>
          <table:table-cell table:content-validation-name="val4" table:style-name="ce9"/>
          <table:table-cell table:content-validation-name="val5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7" table:style-name="ce30"/>
          <table:covered-table-cell table:number-columns-repeated="4"/>
          <table:table-cell table:content-validation-name="val4" table:style-name="ce9"/>
          <table:table-cell table:content-validation-name="val5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3" table:formula="of:=[.B12]-[.C13]" table:style-name="ce3">
            <text:p>33</text:p>
          </table:table-cell>
          <table:table-cell office:value-type="float" office:value="4" table:formula="of:=COUNTIF([.F$24:.F$105];&quot;Finished in Sprint 1&quot;)" table:style-name="ce14">
            <text:p>4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3" table:formula="of:=[.B13]-[.C14]" table:style-name="ce3">
            <text:p>33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3" table:formula="of:=[.B14]-[.C15]" table:style-name="ce3">
            <text:p>33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3" table:formula="of:=[.B15]-[.C16]" table:style-name="ce3">
            <text:p>33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3" table:formula="of:=[.B16]-[.C17]" table:style-name="ce3">
            <text:p>33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3" table:formula="of:=[.B17]-[.C18]" table:style-name="ce3">
            <text:p>33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3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F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13" table:content-validation-name="val10" table:style-name="ce15">
            <text:p>13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C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8" table:content-validation-name="val10" table:style-name="ce15">
            <text:p>8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GUI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3" table:content-validation-name="val10" table:style-name="ce15">
            <text:p>13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8" table:content-validation-name="val10" table:style-name="ce15">
            <text:p>8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8" table:style-name="ce15">
            <text:p>7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M</text:p>
          </table:table-cell>
          <table:table-cell office:value-type="float" office:value="8" table:content-validation-name="val8" table:style-name="ce15">
            <text:p>8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3" table:content-validation-name="val10" table:style-name="ce15">
            <text:p>3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B</text:p>
          </table:table-cell>
          <table:table-cell office:value-type="float" office:value="9" table:content-validation-name="val8" table:style-name="ce15">
            <text:p>9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2" table:content-validation-name="val10" table:style-name="ce15">
            <text:p>2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O</text:p>
          </table:table-cell>
          <table:table-cell office:value-type="float" office:value="10" table:content-validation-name="val8" table:style-name="ce15">
            <text:p>10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3" table:content-validation-name="val10" table:style-name="ce15">
            <text:p>13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8" table:style-name="ce15">
            <text:p>11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" table:content-validation-name="val10" table:style-name="ce15">
            <text:p>1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OB</text:p>
          </table:table-cell>
          <table:table-cell office:value-type="float" office:value="12" table:content-validation-name="val8" table:style-name="ce15">
            <text:p>12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" table:content-validation-name="val10" table:style-name="ce15">
            <text:p>1</text:p>
          </table:table-cell>
          <table:table-cell office:value-type="float" office:value="2" table:content-validation-name="val2" table:style-name="ce20">
            <text:p>2</text:p>
          </table:table-cell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3" table:content-validation-name="val8" table:style-name="ce15">
            <text:p>13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8" table:style-name="ce15">
            <text:p>14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SAVD</text:p>
          </table:table-cell>
          <table:table-cell office:value-type="float" office:value="15" table:content-validation-name="val8" table:style-name="ce15">
            <text:p>15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LOAD</text:p>
          </table:table-cell>
          <table:table-cell office:value-type="float" office:value="16" table:content-validation-name="val8" table:style-name="ce15">
            <text:p>16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8" table:style-name="ce15">
            <text:p>17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8" table:style-name="ce15">
            <text:p>18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M</text:p>
          </table:table-cell>
          <table:table-cell office:value-type="float" office:value="19" table:content-validation-name="val8" table:style-name="ce15">
            <text:p>19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3" table:content-validation-name="val10" table:style-name="ce15">
            <text:p>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0" table:content-validation-name="val8" table:style-name="ce15">
            <text:p>20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8" table:style-name="ce15">
            <text:p>21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22" table:content-validation-name="val8" table:style-name="ce15">
            <text:p>22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21" table:content-validation-name="val10" table:style-name="ce15">
            <text:p>2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8" table:style-name="ce15">
            <text:p>23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8" table:style-name="ce15">
            <text:p>24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8" table:style-name="ce15">
            <text:p>25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8" table:style-name="ce15">
            <text:p>26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8" table:style-name="ce15">
            <text:p>27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8" table:style-name="ce15">
            <text:p>28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8" table:style-name="ce15">
            <text:p>29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8" table:style-name="ce15">
            <text:p>30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8" table:style-name="ce15">
            <text:p>31</text:p>
          </table:table-cell>
          <table:table-cell table:content-validation-name="val9" table:style-name="ce15"/>
          <table:table-cell office:value-type="float" office:value="3" table:content-validation-name="val10" table:style-name="ce15">
            <text:p>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8" table:style-name="ce15">
            <text:p>32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8" table:style-name="ce15">
            <text:p>33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8" table:style-name="ce15">
            <text:p>34</text:p>
          </table:table-cell>
          <table:table-cell table:content-validation-name="val9" table:style-name="ce15"/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8" table:style-name="ce15">
            <text:p>35</text:p>
          </table:table-cell>
          <table:table-cell table:content-validation-name="val9" table:style-name="ce15"/>
          <table:table-cell office:value-type="float" office:value="21" table:content-validation-name="val10" table:style-name="ce15">
            <text:p>2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8" table:style-name="ce15">
            <text:p>36</text:p>
          </table:table-cell>
          <table:table-cell table:content-validation-name="val9" table:style-name="ce15"/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8" table:style-name="ce15">
            <text:p>37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8" table:style-name="ce15"/>
          <table:table-cell table:content-validation-name="val9" table:style-name="ce15"/>
          <table:table-cell table:content-validation-name="val10" table:style-name="ce15"/>
          <table:table-cell table:content-validation-name="val2" table:style-name="ce20"/>
          <table:table-cell table:content-validation-name="val3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5">
          <table:table-cell/>
          <table:table-cell table:content-validation-name="val8" table:style-name="ce15"/>
          <table:table-cell table:content-validation-name="val9" table:style-name="ce15"/>
          <table:table-cell table:content-validation-name="val10" table:style-name="ce15"/>
          <table:table-cell table:content-validation-name="val2" table:style-name="ce20"/>
          <table:table-cell table:content-validation-name="val3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0" table:formula="of:=[.B12]-[.C13]" table:style-name="ce32">
            <text:p>0</text:p>
          </table:table-cell>
          <table:table-cell office:value-type="float" office:value="4" table:formula="of:=COUNTIF([.E$17:.E$995]; &quot;Completed Day 6&quot;)" table:style-name="ce32">
            <text:p>4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0" table:formula="of:=[.B13]-[.C14]" table:style-name="ce32">
            <text:p>0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6">
            <text:p>Create Ice Cream Flavo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8" table:formula="of:=COUNTA([.D17:.D995])" table:style-name="ce32">
            <text:p>8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8" table:formula="of:=[.B7]-[.C8]" table:style-name="ce32">
            <text:p>8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8" table:formula="of:=[.B8]-[.C9]" table:style-name="ce32">
            <text:p>8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8" table:formula="of:=[.B9]-[.C10]" table:style-name="ce32">
            <text:p>8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8" table:formula="of:=[.B10]-[.C11]" table:style-name="ce32">
            <text:p>8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8" table:formula="of:=[.B11]-[.C12]" table:style-name="ce32">
            <text:p>8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8" table:formula="of:=[.B12]-[.C13]" table:style-name="ce32">
            <text:p>8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8" table:formula="of:=[.B13]-[.C14]" table:style-name="ce32">
            <text:p>8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IGUI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style-name="ce40">
            <text:p>use dialogs to add items</text:p>
          </table:table-cell>
          <table:table-cell table:content-validation-name="val21" table:style-name="ce39"/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CS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serving of ice cream</text:p>
          </table:table-cell>
          <table:table-cell office:value-type="string" table:content-validation-name="val21" table:style-name="ce39">
            <text:p>In Work</text:p>
          </table:table-cell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PS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show components of serving</text:p>
          </table:table-cell>
          <table:table-cell table:content-validation-name="val21" table:style-name="ce39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CTM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new server</text:p>
          </table:table-cell>
          <table:table-cell table:content-validation-name="val21" table:style-name="ce39"/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CB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customer</text:p>
          </table:table-cell>
          <table:table-cell table:content-validation-name="val21" table:style-name="ce39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CO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table:content-validation-name="val21" table:style-name="ce39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CS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a serving of ice cream</text:p>
          </table:table-cell>
          <table:table-cell office:value-type="string" table:content-validation-name="val21" table:style-name="ce39">
            <text:p>In Work</text:p>
          </table:table-cell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CO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table:content-validation-name="val21" table:style-name="ce39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0-31T23:23:50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